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3430d" officeooo:paragraph-rsid="0013430d"/>
    </style:style>
    <style:style style:name="P6" style:family="paragraph" style:parent-style-name="Table_20_Contents">
      <style:text-properties officeooo:rsid="00142da1" officeooo:paragraph-rsid="00142da1"/>
    </style:style>
    <style:style style:name="P7" style:family="paragraph" style:parent-style-name="Table_20_Contents">
      <style:text-properties officeooo:rsid="00142da1" officeooo:paragraph-rsid="001118d5"/>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10" style:family="paragraph" style:parent-style-name="Table_20_Contents">
      <style:paragraph-properties fo:text-align="center" style:justify-single-word="false"/>
      <style:text-properties fo:font-weight="bold" officeooo:rsid="0037c70a" officeooo:paragraph-rsid="0037c70a" style:font-weight-asian="bold" style:font-weight-complex="bold"/>
    </style:style>
    <style:style style:name="P11" style:family="paragraph" style:parent-style-name="Table_20_Contents">
      <style:text-properties fo:font-weight="bold" officeooo:rsid="005e1e0b" officeooo:paragraph-rsid="005e1e0b" style:font-weight-asian="bold" style:font-weight-complex="bold"/>
    </style:style>
    <style:style style:name="P12" style:family="paragraph" style:parent-style-name="Table_20_Contents">
      <style:text-properties fo:font-weight="bold" officeooo:rsid="00635130" officeooo:paragraph-rsid="00635130" style:font-weight-asian="bold" style:font-weight-complex="bold"/>
    </style:style>
    <style:style style:name="P13" style:family="paragraph" style:parent-style-name="Table_20_Contents">
      <style:text-properties fo:font-weight="bold" officeooo:rsid="00672b18" officeooo:paragraph-rsid="00672b18" style:font-weight-asian="bold" style:font-weight-complex="bold"/>
    </style:style>
    <style:style style:name="P14" style:family="paragraph" style:parent-style-name="Table_20_Contents">
      <style:text-properties fo:font-weight="bold" officeooo:rsid="00691f84" officeooo:paragraph-rsid="00691f84" style:font-weight-asian="bold" style:font-weight-complex="bold"/>
    </style:style>
    <style:style style:name="P15" style:family="paragraph" style:parent-style-name="Table_20_Contents">
      <style:text-properties fo:font-weight="bold" officeooo:rsid="0070dad5" officeooo:paragraph-rsid="0070dad5" style:font-weight-asian="bold" style:font-weight-complex="bold"/>
    </style:style>
    <style:style style:name="P16" style:family="paragraph" style:parent-style-name="Table_20_Contents">
      <style:paragraph-properties fo:text-align="center" style:justify-single-word="false"/>
      <style:text-properties officeooo:rsid="0037c70a" officeooo:paragraph-rsid="0037c70a"/>
    </style:style>
    <style:style style:name="P17" style:family="paragraph" style:parent-style-name="Table_20_Contents">
      <style:paragraph-properties fo:text-align="start" style:justify-single-word="false"/>
      <style:text-properties fo:font-weight="normal" officeooo:rsid="00465f07" officeooo:paragraph-rsid="00465f07" style:font-weight-asian="normal" style:font-weight-complex="normal"/>
    </style:style>
    <style:style style:name="P18" style:family="paragraph" style:parent-style-name="Table_20_Contents">
      <style:text-properties fo:font-weight="normal" officeooo:rsid="0070dad5" officeooo:paragraph-rsid="0070dad5" style:font-weight-asian="normal" style:font-weight-complex="normal"/>
    </style:style>
    <style:style style:name="P19" style:family="paragraph" style:parent-style-name="Table_20_Contents">
      <style:text-properties officeooo:rsid="004d4082" officeooo:paragraph-rsid="004d4082"/>
    </style:style>
    <style:style style:name="P20" style:family="paragraph" style:parent-style-name="Table_20_Contents">
      <style:text-properties officeooo:rsid="004dd40a" officeooo:paragraph-rsid="000dd953"/>
    </style:style>
    <style:style style:name="P21" style:family="paragraph" style:parent-style-name="Table_20_Contents">
      <style:text-properties officeooo:rsid="0057297e" officeooo:paragraph-rsid="0057297e"/>
    </style:style>
    <style:style style:name="P22" style:family="paragraph" style:parent-style-name="Table_20_Contents">
      <style:text-properties officeooo:rsid="00586711" officeooo:paragraph-rsid="00586711"/>
    </style:style>
    <style:style style:name="P23" style:family="paragraph" style:parent-style-name="Table_20_Contents">
      <style:text-properties officeooo:rsid="0058e7ed" officeooo:paragraph-rsid="0058e7ed"/>
    </style:style>
    <style:style style:name="P24" style:family="paragraph" style:parent-style-name="Table_20_Contents">
      <style:text-properties officeooo:rsid="00606b11" officeooo:paragraph-rsid="00606b11"/>
    </style:style>
    <style:style style:name="P25" style:family="paragraph" style:parent-style-name="Table_20_Contents">
      <style:text-properties officeooo:rsid="006089c9" officeooo:paragraph-rsid="006089c9"/>
    </style:style>
    <style:style style:name="P26" style:family="paragraph" style:parent-style-name="Table_20_Contents">
      <style:text-properties officeooo:rsid="00612c8b" officeooo:paragraph-rsid="00612c8b"/>
    </style:style>
    <style:style style:name="P27" style:family="paragraph" style:parent-style-name="Table_20_Contents">
      <style:text-properties officeooo:rsid="00612c8b" officeooo:paragraph-rsid="0061fa99"/>
    </style:style>
    <style:style style:name="P28" style:family="paragraph" style:parent-style-name="Table_20_Contents">
      <style:text-properties officeooo:rsid="0061fa99" officeooo:paragraph-rsid="0061fa99"/>
    </style:style>
    <style:style style:name="P29" style:family="paragraph" style:parent-style-name="Table_20_Contents">
      <style:text-properties officeooo:rsid="0064f847" officeooo:paragraph-rsid="0064f847"/>
    </style:style>
    <style:style style:name="P30" style:family="paragraph" style:parent-style-name="Table_20_Contents">
      <style:text-properties officeooo:rsid="0065b323" officeooo:paragraph-rsid="0065b323"/>
    </style:style>
    <style:style style:name="P31" style:family="paragraph" style:parent-style-name="Table_20_Contents">
      <style:text-properties officeooo:rsid="0068b481" officeooo:paragraph-rsid="0068b481"/>
    </style:style>
    <style:style style:name="P32" style:family="paragraph" style:parent-style-name="Table_20_Contents">
      <style:text-properties officeooo:rsid="00691f84" officeooo:paragraph-rsid="00691f84"/>
    </style:style>
    <style:style style:name="P33" style:family="paragraph" style:parent-style-name="Table_20_Contents">
      <style:text-properties officeooo:rsid="006aecdf" officeooo:paragraph-rsid="006aecdf"/>
    </style:style>
    <style:style style:name="P34" style:family="paragraph" style:parent-style-name="Table_20_Contents">
      <style:text-properties officeooo:rsid="0070dad5" officeooo:paragraph-rsid="0070dad5"/>
    </style:style>
    <style:style style:name="P35" style:family="paragraph" style:parent-style-name="Table_20_Contents">
      <style:text-properties officeooo:rsid="007250b5" officeooo:paragraph-rsid="007250b5"/>
    </style:style>
    <style:style style:name="P36" style:family="paragraph" style:parent-style-name="Table_20_Contents">
      <style:text-properties officeooo:rsid="00730dab" officeooo:paragraph-rsid="00730dab"/>
    </style:style>
    <style:style style:name="P37" style:family="paragraph" style:parent-style-name="Table_20_Contents">
      <style:text-properties officeooo:rsid="00755aba" officeooo:paragraph-rsid="00755aba"/>
    </style:style>
    <style:style style:name="P38" style:family="paragraph" style:parent-style-name="Table_20_Contents">
      <style:text-properties officeooo:rsid="007743f5" officeooo:paragraph-rsid="007743f5"/>
    </style:style>
    <style:style style:name="P39" style:family="paragraph" style:parent-style-name="Table_20_Contents">
      <style:text-properties officeooo:rsid="007a53a1" officeooo:paragraph-rsid="007a53a1"/>
    </style:style>
    <style:style style:name="P40" style:family="paragraph" style:parent-style-name="Table_20_Contents">
      <style:text-properties officeooo:rsid="007b84b7" officeooo:paragraph-rsid="007b84b7"/>
    </style:style>
    <style:style style:name="P41" style:family="paragraph" style:parent-style-name="Table_20_Contents">
      <style:text-properties officeooo:rsid="007bbe17" officeooo:paragraph-rsid="007bbe17"/>
    </style:style>
    <style:style style:name="P42" style:family="paragraph" style:parent-style-name="Table_20_Contents">
      <style:text-properties officeooo:rsid="007f5418" officeooo:paragraph-rsid="007f5418"/>
    </style:style>
    <style:style style:name="P43" style:family="paragraph" style:parent-style-name="Table_20_Contents">
      <style:text-properties officeooo:rsid="00845f1e" officeooo:paragraph-rsid="00845f1e"/>
    </style:style>
    <style:style style:name="P44" style:family="paragraph" style:parent-style-name="Text_20_body">
      <style:text-properties officeooo:rsid="0013430d" officeooo:paragraph-rsid="0013430d"/>
    </style:style>
    <style:style style:name="P45" style:family="paragraph" style:parent-style-name="Text_20_body">
      <style:text-properties officeooo:rsid="001a91bf" officeooo:paragraph-rsid="001a91bf"/>
    </style:style>
    <style:style style:name="P46" style:family="paragraph" style:parent-style-name="Text_20_body">
      <style:text-properties officeooo:rsid="001bf1d7" officeooo:paragraph-rsid="001bf1d7"/>
    </style:style>
    <style:style style:name="P47" style:family="paragraph" style:parent-style-name="Text_20_body">
      <style:text-properties fo:font-weight="bold" officeooo:rsid="001bf1d7" officeooo:paragraph-rsid="001bf1d7" style:font-weight-asian="bold" style:font-weight-complex="bold"/>
    </style:style>
    <style:style style:name="P48" style:family="paragraph" style:parent-style-name="Text_20_body">
      <style:text-properties fo:font-weight="bold" officeooo:rsid="00227b8d" officeooo:paragraph-rsid="00227b8d" style:font-weight-asian="bold" style:font-weight-complex="bold"/>
    </style:style>
    <style:style style:name="P49" style:family="paragraph" style:parent-style-name="Text_20_body">
      <style:text-properties fo:font-weight="bold" officeooo:rsid="0029e291" officeooo:paragraph-rsid="0029e291" style:font-weight-asian="bold" style:font-weight-complex="bold"/>
    </style:style>
    <style:style style:name="P50" style:family="paragraph" style:parent-style-name="Text_20_body">
      <style:text-properties fo:font-weight="bold" officeooo:rsid="002dab32" officeooo:paragraph-rsid="002dab32" style:font-weight-asian="bold" style:font-weight-complex="bold"/>
    </style:style>
    <style:style style:name="P51" style:family="paragraph" style:parent-style-name="Text_20_body">
      <style:paragraph-properties fo:text-align="center" style:justify-single-word="false"/>
      <style:text-properties fo:font-weight="bold" officeooo:rsid="002dab32" officeooo:paragraph-rsid="003b7e88" style:font-weight-asian="bold" style:font-weight-complex="bold"/>
    </style:style>
    <style:style style:name="P52" style:family="paragraph" style:parent-style-name="Text_20_body">
      <style:paragraph-properties fo:text-align="start" style:justify-single-word="false"/>
      <style:text-properties fo:font-weight="bold" officeooo:rsid="002dab32" officeooo:paragraph-rsid="003b7e88" style:font-weight-asian="bold" style:font-weight-complex="bold"/>
    </style:style>
    <style:style style:name="P53" style:family="paragraph" style:parent-style-name="Text_20_body">
      <style:text-properties fo:font-weight="bold" officeooo:rsid="0031e990" officeooo:paragraph-rsid="0031e990" style:font-weight-asian="bold" style:font-weight-complex="bold"/>
    </style:style>
    <style:style style:name="P54" style:family="paragraph" style:parent-style-name="Text_20_body">
      <style:text-properties fo:font-weight="bold" officeooo:rsid="003289f1" officeooo:paragraph-rsid="003289f1" style:font-weight-asian="bold" style:font-weight-complex="bold"/>
    </style:style>
    <style:style style:name="P55" style:family="paragraph" style:parent-style-name="Text_20_body">
      <style:paragraph-properties fo:text-align="center" style:justify-single-word="false"/>
      <style:text-properties fo:font-weight="bold" officeooo:rsid="0037622c" officeooo:paragraph-rsid="0037622c" style:font-weight-asian="bold" style:font-weight-complex="bold"/>
    </style:style>
    <style:style style:name="P56" style:family="paragraph" style:parent-style-name="Text_20_body">
      <style:paragraph-properties fo:text-align="start" style:justify-single-word="false"/>
      <style:text-properties fo:font-weight="bold" officeooo:rsid="0037c70a" officeooo:paragraph-rsid="0037c70a" style:font-weight-asian="bold" style:font-weight-complex="bold"/>
    </style:style>
    <style:style style:name="P57" style:family="paragraph" style:parent-style-name="Text_20_body">
      <style:paragraph-properties fo:text-align="start" style:justify-single-word="false"/>
      <style:text-properties fo:font-weight="bold" officeooo:rsid="003e8654" officeooo:paragraph-rsid="003e8654" style:font-weight-asian="bold" style:font-weight-complex="bold"/>
    </style:style>
    <style:style style:name="P58" style:family="paragraph" style:parent-style-name="Text_20_body">
      <style:paragraph-properties fo:text-align="start" style:justify-single-word="false"/>
      <style:text-properties fo:font-weight="bold" officeooo:rsid="0044620c" officeooo:paragraph-rsid="0044620c" style:font-weight-asian="bold" style:font-weight-complex="bold"/>
    </style:style>
    <style:style style:name="P59" style:family="paragraph" style:parent-style-name="Text_20_body">
      <style:paragraph-properties fo:text-align="center" style:justify-single-word="false"/>
      <style:text-properties fo:font-weight="bold" officeooo:rsid="0044620c" officeooo:paragraph-rsid="0044620c" style:font-weight-asian="bold" style:font-weight-complex="bold"/>
    </style:style>
    <style:style style:name="P60" style:family="paragraph" style:parent-style-name="Text_20_body">
      <style:paragraph-properties fo:text-align="start" style:justify-single-word="false"/>
      <style:text-properties fo:font-weight="bold" officeooo:rsid="0048b54a" officeooo:paragraph-rsid="0048b54a" style:font-weight-asian="bold" style:font-weight-complex="bold"/>
    </style:style>
    <style:style style:name="P61" style:family="paragraph" style:parent-style-name="Text_20_body">
      <style:paragraph-properties fo:text-align="center" style:justify-single-word="false"/>
      <style:text-properties fo:font-weight="bold" officeooo:rsid="00518e12" officeooo:paragraph-rsid="00518e12" style:font-weight-asian="bold" style:font-weight-complex="bold"/>
    </style:style>
    <style:style style:name="P62" style:family="paragraph" style:parent-style-name="Text_20_body">
      <style:paragraph-properties fo:text-align="start" style:justify-single-word="false"/>
      <style:text-properties fo:font-weight="bold" officeooo:rsid="00518e12" officeooo:paragraph-rsid="00518e12" style:font-weight-asian="bold" style:font-weight-complex="bold"/>
    </style:style>
    <style:style style:name="P63" style:family="paragraph" style:parent-style-name="Text_20_body">
      <style:paragraph-properties fo:text-align="start" style:justify-single-word="false"/>
      <style:text-properties fo:font-weight="bold" officeooo:rsid="00518e12" officeooo:paragraph-rsid="00543863" style:font-weight-asian="bold" style:font-weight-complex="bold"/>
    </style:style>
    <style:style style:name="P64" style:family="paragraph" style:parent-style-name="Text_20_body">
      <style:paragraph-properties fo:text-align="start" style:justify-single-word="false"/>
      <style:text-properties fo:font-weight="bold" officeooo:rsid="006b7927" officeooo:paragraph-rsid="006b7927" style:font-weight-asian="bold" style:font-weight-complex="bold"/>
    </style:style>
    <style:style style:name="P65" style:family="paragraph" style:parent-style-name="Text_20_body">
      <style:text-properties fo:font-weight="normal" officeooo:rsid="001f7698" officeooo:paragraph-rsid="001f7698" style:font-weight-asian="normal" style:font-weight-complex="normal"/>
    </style:style>
    <style:style style:name="P66" style:family="paragraph" style:parent-style-name="Text_20_body">
      <style:text-properties fo:font-weight="normal" officeooo:rsid="002c1713" officeooo:paragraph-rsid="002a24bc" style:font-weight-asian="normal" style:font-weight-complex="normal"/>
    </style:style>
    <style:style style:name="P67" style:family="paragraph" style:parent-style-name="Text_20_body">
      <style:text-properties fo:font-weight="normal" officeooo:rsid="003289f1" officeooo:paragraph-rsid="002dab32" style:font-weight-asian="normal" style:font-weight-complex="normal"/>
    </style:style>
    <style:style style:name="P68" style:family="paragraph" style:parent-style-name="Text_20_body">
      <style:text-properties fo:font-weight="normal" officeooo:rsid="003289f1" officeooo:paragraph-rsid="003289f1" style:font-weight-asian="normal" style:font-weight-complex="normal"/>
    </style:style>
    <style:style style:name="P69" style:family="paragraph" style:parent-style-name="Text_20_body">
      <style:text-properties fo:font-weight="normal" officeooo:rsid="0033e216" officeooo:paragraph-rsid="002dab32" style:font-weight-asian="normal" style:font-weight-complex="normal"/>
    </style:style>
    <style:style style:name="P70" style:family="paragraph" style:parent-style-name="Text_20_body">
      <style:text-properties fo:font-weight="normal" officeooo:rsid="0033e216" officeooo:paragraph-rsid="003289f1" style:font-weight-asian="normal" style:font-weight-complex="normal"/>
    </style:style>
    <style:style style:name="P71" style:family="paragraph" style:parent-style-name="Text_20_body">
      <style:text-properties fo:font-weight="normal" officeooo:rsid="0033e216" officeooo:paragraph-rsid="0033e216" style:font-weight-asian="normal" style:font-weight-complex="normal"/>
    </style:style>
    <style:style style:name="P72" style:family="paragraph" style:parent-style-name="Text_20_body">
      <style:text-properties fo:font-weight="normal" officeooo:rsid="003255a9" officeooo:paragraph-rsid="002dab32" style:font-weight-asian="normal" style:font-weight-complex="normal"/>
    </style:style>
    <style:style style:name="P73" style:family="paragraph" style:parent-style-name="Text_20_body">
      <style:text-properties fo:font-weight="normal" officeooo:rsid="00358cdf" officeooo:paragraph-rsid="0029e291" style:font-weight-asian="normal" style:font-weight-complex="normal"/>
    </style:style>
    <style:style style:name="P74" style:family="paragraph" style:parent-style-name="Text_20_body">
      <style:text-properties fo:font-weight="normal" officeooo:rsid="00358cdf" officeooo:paragraph-rsid="0031e990" style:font-weight-asian="normal" style:font-weight-complex="normal"/>
    </style:style>
    <style:style style:name="P75" style:family="paragraph" style:parent-style-name="Text_20_body">
      <style:paragraph-properties fo:text-align="start" style:justify-single-word="false"/>
      <style:text-properties fo:font-weight="normal" officeooo:rsid="0044620c" officeooo:paragraph-rsid="0044620c" style:font-weight-asian="normal" style:font-weight-complex="normal"/>
    </style:style>
    <style:style style:name="P76" style:family="paragraph" style:parent-style-name="Text_20_body">
      <style:text-properties officeooo:rsid="006e5d27"/>
    </style:style>
    <style:style style:name="P77" style:family="paragraph" style:parent-style-name="Text_20_body">
      <style:text-properties officeooo:rsid="006f09cb" officeooo:paragraph-rsid="006f09cb"/>
    </style:style>
    <style:style style:name="P78" style:family="paragraph" style:parent-style-name="Preformatted_20_Text">
      <style:text-properties officeooo:rsid="0015ed64" officeooo:paragraph-rsid="0015ed64"/>
    </style:style>
    <style:style style:name="P79" style:family="paragraph" style:parent-style-name="Preformatted_20_Text">
      <style:paragraph-properties fo:margin-top="0in" fo:margin-bottom="0.1965in" loext:contextual-spacing="false"/>
    </style:style>
    <style:style style:name="P80" style:family="paragraph" style:parent-style-name="List_20_Contents">
      <style:paragraph-properties fo:margin-top="0in" fo:margin-bottom="0.1965in" loext:contextual-spacing="false"/>
    </style:style>
    <style:style style:name="P81" style:family="paragraph" style:parent-style-name="List_20_Heading">
      <style:paragraph-properties fo:text-align="start" style:justify-single-word="false"/>
      <style:text-properties fo:font-weight="bold" officeooo:rsid="002dab32" officeooo:paragraph-rsid="003b7e88" style:font-weight-asian="bold" style:font-weight-complex="bold"/>
    </style:style>
    <style:style style:name="P82" style:family="paragraph" style:parent-style-name="Heading_20_1">
      <style:text-properties fo:font-size="14pt" fo:font-weight="normal" style:font-size-asian="14pt" style:font-weight-asian="normal" style:font-size-complex="14pt" style:font-weight-complex="normal"/>
    </style:style>
    <style:style style:name="P83" style:family="paragraph" style:parent-style-name="Table_20_Contents" style:list-style-name="L3">
      <style:paragraph-properties fo:text-align="start" style:justify-single-word="false"/>
      <style:text-properties fo:font-weight="normal" officeooo:rsid="00465f07" officeooo:paragraph-rsid="00465f07" style:font-weight-asian="normal" style:font-weight-complex="normal"/>
    </style:style>
    <style:style style:name="P84" style:family="paragraph" style:parent-style-name="Table_20_Contents" style:list-style-name="L5">
      <style:text-properties officeooo:rsid="0057297e" officeooo:paragraph-rsid="0057297e"/>
    </style:style>
    <style:style style:name="P85" style:family="paragraph" style:parent-style-name="Table_20_Contents" style:list-style-name="L6">
      <style:text-properties officeooo:rsid="00586711" officeooo:paragraph-rsid="00586711"/>
    </style:style>
    <style:style style:name="P86" style:family="paragraph" style:parent-style-name="Table_20_Contents" style:list-style-name="L7">
      <style:text-properties officeooo:rsid="0058e7ed" officeooo:paragraph-rsid="0058e7ed"/>
    </style:style>
    <style:style style:name="P87" style:family="paragraph" style:parent-style-name="Table_20_Contents" style:list-style-name="L7">
      <style:text-properties fo:font-weight="bold" officeooo:rsid="0059e377" officeooo:paragraph-rsid="0058e7ed" style:font-weight-asian="bold" style:font-weight-complex="bold"/>
    </style:style>
    <style:style style:name="P88" style:family="paragraph" style:parent-style-name="Table_20_Contents" style:list-style-name="L7">
      <style:text-properties fo:font-weight="bold" officeooo:rsid="005e1e0b" officeooo:paragraph-rsid="005e1e0b" style:font-weight-asian="bold" style:font-weight-complex="bold"/>
    </style:style>
    <style:style style:name="P89" style:family="paragraph" style:parent-style-name="Table_20_Contents" style:list-style-name="L8">
      <style:text-properties officeooo:rsid="0068b481" officeooo:paragraph-rsid="0068b481"/>
    </style:style>
    <style:style style:name="P90" style:family="paragraph" style:parent-style-name="Table_20_Contents">
      <style:text-properties officeooo:rsid="00862275" officeooo:paragraph-rsid="00862275"/>
    </style:style>
    <style:style style:name="P91" style:family="paragraph" style:parent-style-name="Text_20_body" style:list-style-name="L1">
      <style:paragraph-properties fo:text-align="start" style:justify-single-word="false"/>
      <style:text-properties fo:font-weight="bold" officeooo:rsid="003e8654" officeooo:paragraph-rsid="003e8654" style:font-weight-asian="bold" style:font-weight-complex="bold"/>
    </style:style>
    <style:style style:name="P92" style:family="paragraph" style:parent-style-name="Text_20_body" style:list-style-name="L2">
      <style:paragraph-properties fo:text-align="start" style:justify-single-word="false"/>
      <style:text-properties fo:font-weight="normal" officeooo:rsid="006b7927" officeooo:paragraph-rsid="006b7927" style:font-weight-asian="normal" style:font-weight-complex="normal"/>
    </style:style>
    <style:style style:name="P93" style:family="paragraph" style:parent-style-name="Text_20_body" style:list-style-name="L2">
      <style:paragraph-properties fo:text-align="start" style:justify-single-word="false"/>
      <style:text-properties fo:font-weight="normal" officeooo:rsid="006ba4f4" officeooo:paragraph-rsid="006ba4f4" style:font-weight-asian="normal" style:font-weight-complex="normal"/>
    </style:style>
    <style:style style:name="P94" style:family="paragraph" style:parent-style-name="Text_20_body" style:list-style-name="L2">
      <style:paragraph-properties fo:text-align="start" style:justify-single-word="false"/>
      <style:text-properties fo:font-weight="normal" officeooo:rsid="006ceab8" officeooo:paragraph-rsid="006ceab8" style:font-weight-asian="normal" style:font-weight-complex="normal"/>
    </style:style>
    <style:style style:name="P95" style:family="paragraph" style:parent-style-name="Text_20_body" style:list-style-name="L2">
      <style:paragraph-properties fo:text-align="start" style:justify-single-word="false"/>
      <style:text-properties fo:font-weight="normal" officeooo:rsid="006e1540" officeooo:paragraph-rsid="006e1540" style:font-weight-asian="normal" style:font-weight-complex="normal"/>
    </style:style>
    <style:style style:name="P96" style:family="paragraph" style:parent-style-name="Text_20_body" style:list-style-name="L4"/>
    <style:style style:name="P97" style:family="paragraph" style:parent-style-name="Text_20_body" style:list-style-name="L4">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255a9" style:font-weight-asian="normal" style:font-weight-complex="normal"/>
    </style:style>
    <style:style style:name="T7" style:family="text">
      <style:text-properties fo:font-weight="normal" officeooo:rsid="003289f1" style:font-weight-asian="normal" style:font-weight-complex="normal"/>
    </style:style>
    <style:style style:name="T8" style:family="text">
      <style:text-properties fo:font-weight="normal" officeooo:rsid="0033e216" style:font-weight-asian="normal" style:font-weight-complex="normal"/>
    </style:style>
    <style:style style:name="T9" style:family="text">
      <style:text-properties fo:font-weight="normal" officeooo:rsid="00358cdf"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369ea"/>
    </style:style>
    <style:style style:name="T15" style:family="text">
      <style:text-properties officeooo:rsid="00543863"/>
    </style:style>
    <style:style style:name="T16" style:family="text">
      <style:text-properties officeooo:rsid="005458aa"/>
    </style:style>
    <style:style style:name="T17" style:family="text">
      <style:text-properties officeooo:rsid="0058a44e"/>
    </style:style>
    <style:style style:name="T18" style:family="text">
      <style:text-properties officeooo:rsid="005e1e0b"/>
    </style:style>
    <style:style style:name="T19" style:family="text">
      <style:text-properties officeooo:rsid="006ba4f4"/>
    </style:style>
    <style:style style:name="T20" style:family="text">
      <style:text-properties officeooo:rsid="006d360d"/>
    </style:style>
    <style:style style:name="T21" style:family="text">
      <style:text-properties officeooo:rsid="007743f5"/>
    </style:style>
    <style:style style:name="T22" style:family="text">
      <style:text-properties officeooo:rsid="007b84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4706390066960">
          <table:table-cell table:style-name="Table1.A1" office:value-type="string">
            <text:p text:style-name="P20"/>
            <text:p text:style-name="P90">bacula community vs bacula enterprise</text:p>
            <text:p text:style-name="P90"/>
            <text:p text:style-name="P90"><text:a xlink:type="simple" xlink:href="https://www.baculasystems.com/corporate-data-backup-software-solutions/professional-backup-software/enterprise-community-comparison/" text:style-name="Internet_20_link" text:visited-style-name="Visited_20_Internet_20_Link">https://www.baculasystems.com/corporate-data-backup-software-solutions/professional-backup-software/enterprise-community-comparison/</text:a></text:p>
            <text:p text:style-name="P90"/>
            <text:p text:style-name="P90"/>
            <text:p text:style-name="P33"/>
            <text:p text:style-name="P20"/>
          </table:table-cell>
        </table:table-row>
        <table:table-row table:style-name="TableLine94706390183568">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4706390302896">
          <table:table-cell table:style-name="Table1.A2" office:value-type="string">
            <text:p text:style-name="P4">Socket is terminated on call.</text:p>
            <text:p text:style-name="P4"/>
          </table:table-cell>
        </table:table-row>
        <table:table-row table:style-name="TableLine94706390309648">
          <table:table-cell table:style-name="Table1.A2" office:value-type="string">
            <text:p text:style-name="P7"/>
            <text:p text:style-name="P6"/>
            <text:p text:style-name="Table_20_Contents"/>
            <text:p text:style-name="Table_20_Contents"/>
          </table:table-cell>
        </table:table-row>
        <table:table-row table:style-name="TableLine94706390310304">
          <table:table-cell table:style-name="Table1.A2" office:value-type="string">
            <text:p text:style-name="P44">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78"># need to test this first:</text:p>
            <text:p text:style-name="P78"/>
            <text:p text:style-name="Preformatted_20_Text"><text:soft-page-break/><text:s/><text:span text:style-name="T2"><text:s/>Label Format = "${Client}-${Level}-${year}-${month}-${Day}-${hour}"</text:span></text:p>
            <text:p text:style-name="Preformatted_20_Text"/>
            <text:p text:style-name="Preformatted_20_Text"><text:s text:c="2"/>L<text:span text:style-name="T2">abelFormat = "Vol"</text:span> <text:span text:style-name="T4"># need to name of client here and date </text:span></text:p>
            <text:p text:style-name="Preformatted_20_Text"/>
            <text:p text:style-name="P79">}</text:p>
            <text:p text:style-name="Text_20_body">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79">}</text:p>
            <text:p text:style-name="P5"/>
          </table:table-cell>
        </table:table-row>
        <table:table-row table:style-name="TableLine94706390311152">
          <table:table-cell table:style-name="Table1.A2" office:value-type="string">
            <text:p text:style-name="P45">Backup sql:</text:p>
            <text:p text:style-name="P45"/>
            <text:p text:style-name="P45">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of a .sql file backup, and restore it directly to a database. This is the syntax for the command:</text:p>
            <text:p text:style-name="Text_20_body"><text:span text:style-name="Strong_20_Emphasis">mysql -u [username] –p[password] [database_name] &lt; [dump_file.sql]</text:span></text:p>
            <text:p text:style-name="Text_20_body"> </text:p>
            <text:p text:style-name="Text_20_body">3. Restore the backup to a remote database server - you can also use the mysql command to restore <text:soft-page-break/>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pan text:style-name="Strong_20_Emphasis"> </text:span><text:span text:style-name="Strong_20_Emphasis"><text:span text:style-name="Emphasis">mysql –h [hostname] –u [username] –p[password] [database_name] &lt; [dump_file.sql]</text:span></text:span></text:p>
            <text:p text:style-name="Text_20_body">As long as you have the correct credentials and the remote server is running, you will be able to restore the database remotely.</text:p>
            <text:p text:style-name="P45"/>
            <text:p text:style-name="P45"/>
          </table:table-cell>
        </table:table-row>
        <table:table-row table:style-name="TableLine94706390311792">
          <table:table-cell table:style-name="Table1.A2" office:value-type="string">
            <text:p text:style-name="P47">No overwrite takes place .<text:line-break/>Incremental backup:<text:line-break/>but no incremental restore:</text:p>
            <text:p text:style-name="P47"/>
            <text:p text:style-name="P46"/>
          </table:table-cell>
        </table:table-row>
        <table:table-row table:style-name="TableLine94706390312432">
          <table:table-cell table:style-name="Table1.A2" office:value-type="string">
            <text:p text:style-name="P65">Basic Volume Management</text:p>
            <text:p text:style-name="P65">- pools , Volumes , Labels:</text:p>
          </table:table-cell>
        </table:table-row>
        <table:table-row table:style-name="TableLine94706390313120">
          <table:table-cell table:style-name="Table1.A2" office:value-type="string">
            <text:p text:style-name="P65">Scheduling:</text:p>
          </table:table-cell>
        </table:table-row>
        <table:table-row table:style-name="TableLine94706390313728">
          <table:table-cell table:style-name="Table1.A2" office:value-type="string">
            <text:p text:style-name="P65">RunBeforeJob = "/opt/bacula/scripts/manual_prune.pl --doprune –expired"</text:p>
          </table:table-cell>
        </table:table-row>
        <table:table-row table:style-name="TableLine94706390314336">
          <table:table-cell table:style-name="Table1.A2" office:value-type="string">
            <text:p text:style-name="P48">THINGS TO BE CONSIDERED BEFORE DISIGNING BACULA :</text:p>
            <text:p text:style-name="P65">To summarize, Bacula Systems advises you to:</text:p>
            <text:p text:style-name="P65">◾ send the BSR files created by backing up your catalog to an email address</text:p>
            <text:p text:style-name="P65">that is on a separate machine.</text:p>
            <text:p text:style-name="P65">◾ Properly configure your Pools with limits on the usage duration and the</text:p>
            <text:p text:style-name="P65">maximum size of your volumes</text:p>
            <text:p text:style-name="P65">◾ configure the truncate operation for purged volumes</text:p>
            <text:p text:style-name="P65">◾ turn off AutoPrune, and prune your volumes regularly</text:p>
            <text:p text:style-name="P65">◾ label your volumes automatically with AutoLabel</text:p>
            <text:p text:style-name="P65">◾ configure multiple devices in the Storage daemon and group them in a Virtual</text:p>
            <text:p text:style-name="P65">Autochanger resource in the Director’s configuration file</text:p>
            <text:p text:style-name="P65">◾ configure extra Device dedicated for Restore in the Virtual Autochanger</text:p>
            <text:p text:style-name="P65">◾ use a different MediaType for each physical location</text:p>
            <text:p text:style-name="P65">◾ limit the Maximum Concurrent Jobs for each device</text:p>
            <text:p text:style-name="P65"><text:soft-page-break/>◾ test your disk system to find the best global Maximum Concurrent Jobs for</text:p>
            <text:p text:style-name="P65">the Storage daemon</text:p>
            <text:p text:style-name="P65">◾ turn on attribute spooling on all your jobs (Spool Attributes=Yes)</text:p>
            <text:p text:style-name="P65">◾ use xfs with barrier=0 over traditional filesystems such as ext3</text:p>
            <text:p text:style-name="P65">◾ use new filesystems such as ext4, zfs or btrfs, xfs, specially if your storage array</text:p>
            <text:p text:style-name="P65">is larger than 8TB</text:p>
            <text:p text:style-name="P65">◾ if possible mirror your volumes to another place over the network, or to copy</text:p>
            <text:p text:style-name="P65">important volumes to tape</text:p>
            <text:p text:style-name="P65">◾ either turn on Accurate in your Job resources or as a compromise turn it on</text:p>
            <text:p text:style-name="P65">once a week in a Schedule resource</text:p>
            <text:p text:style-name="P65">◾ use MaxFullInterval = 31 to ensure you always have a current Full backup</text:p>
          </table:table-cell>
        </table:table-row>
        <table:table-row table:style-name="TableLine94706390315024">
          <table:table-cell table:style-name="Table1.A2" office:value-type="string">
            <text:p text:style-name="P49">Automatic labelling</text:p>
            <text:p text:style-name="P49">check if the job run on schedule:</text:p>
            <text:p text:style-name="P49">-<text:span text:style-name="T9">with automatic labelling, <text:s/>could see the job status with</text:span></text:p>
            <text:p text:style-name="P49"><text:span text:style-name="T9">- </text:span><text:span text:style-name="T10">status director ( displays recent job with status)</text:span></text:p>
            <text:p text:style-name="P49">- <text:span text:style-name="T10">list volumes (volumes made with the completion of job)</text:span></text:p>
            <text:p text:style-name="P49"/>
            <text:p text:style-name="P49">check config file why all the backups are written on first volume name though other volumes are created:</text:p>
            <text:p text:style-name="P49">- <text:span text:style-name="T9">Maximum no. of job = 1 (set it to one, before the creation of new volume in Pool <text:s/>Defination)</text:span></text:p>
            <text:p text:style-name="P73">- by default: it is 0. which allows unlimited no. of job writes until other clauses are not met.</text:p>
            <text:p text:style-name="P49"><text:span text:style-name="T9">- every backup would take place in first volume though other volumes are also labelled with </text:span><text:span text:style-name="T10">Label </text:span><text:span text:style-name="T9">command in console. Even the backup also take place from it.</text:span></text:p>
            <text:p text:style-name="P73"/>
            <text:p text:style-name="P66"><text:line-break/></text:p>
          </table:table-cell>
        </table:table-row>
        <table:table-row table:style-name="TableLine94706390315712">
          <table:table-cell table:style-name="Table1.A2" office:value-type="string">
            <text:p text:style-name="P50">Schedule job not running (How to check)</text:p>
            <text:p text:style-name="P50">- <text:span text:style-name="T9">schedule job runs efficiently with automatic job scheduling:</text:span></text:p>
            <text:p text:style-name="P50"/>
          </table:table-cell>
        </table:table-row>
        <table:table-row table:style-name="TableLine94706390316400">
          <table:table-cell table:style-name="Table1.A2" office:value-type="string">
            <text:p text:style-name="P50">Automatic volume naming not taking place: (How to check)</text:p>
            <text:p text:style-name="P72"/>
            <text:p text:style-name="P50"><text:soft-page-break/><text:span text:style-name="T6">- </text:span><text:span text:style-name="T7">new device </text:span><text:span text:style-name="T8">resources </text:span><text:span text:style-name="T7">defination in bacula-fd</text:span></text:p>
            <text:p text:style-name="P67"><text:s text:c="5"/>name = Filestorage2</text:p>
            <text:p text:style-name="P50"><text:span text:style-name="T7">- new Pool </text:span><text:span text:style-name="T8">resource</text:span><text:span text:style-name="T7"> defination in bacula-dir</text:span></text:p>
            <text:p text:style-name="P67"><text:s text:c="5"/>name = Pool1 Label Format = "${Job}-${Year}-${Month:p/2/0/r}-${Day:p/2/0/r}"</text:p>
            <text:p text:style-name="P50"><text:span text:style-name="T7">- </text:span><text:span text:style-name="T8">new Storage resource defination in bacula-dir</text:span></text:p>
            <text:p text:style-name="P69">- </text:p>
            <text:p text:style-name="P68"/>
            <text:p text:style-name="P54"><text:span text:style-name="T5">- Now in Job defination, use Job </text:span><text:span text:style-name="T8">new storage , new pool and new Device;</text:span></text:p>
            <text:p text:style-name="P70">- check for only max volume jobs =1;</text:p>
            <text:p text:style-name="P71"/>
            <text:p text:style-name="P68"><text:s text:c="8"/></text:p>
            <text:p text:style-name="P67"/>
            <text:p text:style-name="P72"/>
            <text:p text:style-name="P50"/>
            <text:p text:style-name="P50"/>
          </table:table-cell>
        </table:table-row>
        <table:table-row table:style-name="TableLine94706390317088">
          <table:table-cell table:style-name="Table1.A2" office:value-type="string">
            <text:p text:style-name="P51">- <text:span text:style-name="T11">variable expansion:</text:span></text:p>
            <text:p text:style-name="P52"/>
            <text:p text:style-name="P81"><text:span text:style-name="Strong_20_Emphasis">Internal Variables</text:span> </text:p>
            <text:p text:style-name="P80"><text:bookmark text:name="339"/>Internal variables are read-only, and may be related to the current job (i.e. Job name), or maybe special variables such as the date and time. The following variables are available: </text:p>
            <text:p text:style-name="List_20_Heading">Year </text:p>
            <text:p text:style-name="List_20_Contents">- the full year </text:p>
            <text:p text:style-name="List_20_Heading">Month </text:p>
            <text:p text:style-name="List_20_Contents">- the current month 1-12 </text:p>
            <text:p text:style-name="List_20_Heading">Day </text:p>
            <text:p text:style-name="List_20_Contents">- the day of the month 1-31 </text:p>
            <text:p text:style-name="List_20_Heading">Hour </text:p>
            <text:p text:style-name="List_20_Contents">- the hour 0-24 </text:p>
            <text:p text:style-name="List_20_Heading">Minute </text:p>
            <text:p text:style-name="List_20_Contents">- the current minute 0-59 </text:p>
            <text:p text:style-name="List_20_Heading">Second </text:p>
            <text:p text:style-name="List_20_Contents">- the current second 0-59 </text:p>
            <text:p text:style-name="List_20_Heading">WeekDay </text:p>
            <text:p text:style-name="List_20_Contents">- the current day of the week 0-6 with 0 being Sunday </text:p>
            <text:p text:style-name="List_20_Heading">Job </text:p>
            <text:p text:style-name="List_20_Contents">- the job name </text:p>
            <text:p text:style-name="List_20_Heading">general </text:p>
            <text:p text:style-name="List_20_Contents">- the Director's name </text:p>
            <text:p text:style-name="List_20_Heading">Level </text:p>
            <text:p text:style-name="List_20_Contents"><text:soft-page-break/>- the Job Level </text:p>
            <text:p text:style-name="List_20_Heading">Type </text:p>
            <text:p text:style-name="List_20_Contents">- the Job type </text:p>
            <text:p text:style-name="List_20_Heading">JobId </text:p>
            <text:p text:style-name="List_20_Contents">- the JobId </text:p>
            <text:p text:style-name="List_20_Heading">JobName </text:p>
            <text:p text:style-name="List_20_Contents">- the unique job name composed of Job and date </text:p>
            <text:p text:style-name="List_20_Heading">Storage </text:p>
            <text:p text:style-name="List_20_Contents">- the Storage daemon's name </text:p>
            <text:p text:style-name="List_20_Heading">Client </text:p>
            <text:p text:style-name="List_20_Contents">- the Client's name </text:p>
            <text:p text:style-name="List_20_Heading">NumVols </text:p>
            <text:p text:style-name="List_20_Contents">- the current number of Volumes in the Pool </text:p>
            <text:p text:style-name="List_20_Heading">Pool </text:p>
            <text:p text:style-name="List_20_Contents">- the Pool name </text:p>
            <text:p text:style-name="List_20_Heading">Catalog </text:p>
            <text:p text:style-name="List_20_Contents">- the Catalog name </text:p>
            <text:p text:style-name="List_20_Heading">MediaType </text:p>
            <text:p text:style-name="P80">- the Media Type </text:p>
            <text:p text:style-name="P52"/>
            <text:p text:style-name="P52">To create an ISO date: </text:p>
            <text:p text:style-name="P79"><text:s text:c="2"/>DLT-${Year}-${Month:p/2/0/r}-${Day:p/2/0/r}</text:p>
            <text:p text:style-name="Text_20_body">on 20 June 2003 would give <text:span text:style-name="T1">DLT-2003-06-20</text:span> </text:p>
            <text:p text:style-name="P52"/>
          </table:table-cell>
        </table:table-row>
        <table:table-row table:style-name="TableLine94706390317776">
          <table:table-cell table:style-name="Table1.A2" office:value-type="string">
            <text:p text:style-name="P53">- All backups inside same volume name :(Check config for it)</text:p>
            <text:p text:style-name="P53">- <text:span text:style-name="T9">one argument in Pool defination required:</text:span></text:p>
            <text:p text:style-name="P74"/>
            <text:p text:style-name="P53"/>
          </table:table-cell>
        </table:table-row>
        <table:table-row table:style-name="TableLine94706390318464">
          <table:table-cell table:style-name="Table1.A2" office:value-type="string">
            <text:p text:style-name="P55">BVFS</text:p>
          </table:table-cell>
        </table:table-row>
        <table:table-row table:style-name="TableLine94706390319424">
          <table:table-cell table:style-name="Table1.A2" office:value-type="string">
            <text:p text:style-name="P56">Configuration management with config.d </text:p>
            <text:p text:style-name="P57">making file in </text:p>
            <text:list xml:id="list692400735" text:style-name="L1">
              <text:list-item>
                <text:p text:style-name="P91">config.d/jobs</text:p>
              </text:list-item>
              <text:list-item>
                <text:p text:style-name="P91">config.d/storages.d</text:p>
              </text:list-item>
              <text:list-item>
                <text:p text:style-name="P91">config.d/schedules.d</text:p>
              </text:list-item>
              <text:list-item>
                <text:p text:style-name="P91">etc</text:p>
              </text:list-item>
            </text:list>
            <text:p text:style-name="P57">@ | find etc/bacula /config.d -type f -name *.<text:span text:style-name="T12">conf</text:span> -exec @{} \;</text:p>
            <text:p text:style-name="P60">-testing in 172.28.255.16</text:p>
            <text:p text:style-name="P57"><text:soft-page-break/><text:a xlink:type="simple" xlink:href="http://blog.bacula.org/doku.php?id=sample_configs" text:style-name="Internet_20_link" text:visited-style-name="Visited_20_Internet_20_Link">http://blog.bacula.org/doku.php?id=sample_configs</text:a></text:p>
          </table:table-cell>
        </table:table-row>
        <table:table-row table:style-name="TableLine94706390320112">
          <table:table-cell table:style-name="Table1.A2" office:value-type="string">
            <text:p text:style-name="P59">#REAL CASE BACKUP:</text:p>
            <text:p text:style-name="P58"/>
          </table:table-cell>
        </table:table-row>
        <table:table-row table:style-name="TableLine94706390320800">
          <table:table-cell table:style-name="Table1.A2" office:value-type="string">
            <text:p text:style-name="P75">- <text:span text:style-name="T13">different pool for Incremental, differential and full backups.</text:span></text:p>
            <text:p text:style-name="P75">- <text:span text:style-name="T13">size of pools, How to determine</text:span></text:p>
            <text:p text:style-name="P75">- <text:span text:style-name="T13">automatic volume purning:</text:span></text:p>
            <text:p text:style-name="P75">- </text:p>
          </table:table-cell>
        </table:table-row>
        <table:table-row table:style-name="TableLine94706390321488">
          <table:table-cell table:style-name="Table1.A2" office:value-type="string">
            <text:p text:style-name="P61">TESTING:</text:p>
            <text:p text:style-name="P63">-<text:span text:style-name="T16">understand and memorize the best practices.</text:span></text:p>
            <text:p text:style-name="P63">-<text:span text:style-name="T15">reviewing our present backup system.</text:span></text:p>
            <text:p text:style-name="P63">-large size file backup</text:p>
            <text:p text:style-name="P62">- simultaneous files backups</text:p>
            <text:p text:style-name="P62">- what if one storage fails,</text:p>
            <text:p text:style-name="P62">- what if bacula-dir or bacula-fd fails</text:p>
            <text:p text:style-name="P62">- mysql dump,sudo yum install postgresql-server postgresql-contrib</text:p>
            <text:p text:style-name="P62">-differential backup reviewing.</text:p>
            <text:p text:style-name="P62">- <text:span text:style-name="T14">automatic purning and purging.</text:span></text:p>
            <text:p text:style-name="P62"/>
          </table:table-cell>
        </table:table-row>
        <table:table-row table:style-name="TableLine94706390322176">
          <table:table-cell table:style-name="Table1.A2" office:value-type="string">
            <text:p text:style-name="P64">#Testing with cacti-fdr-01</text:p>
            <text:list xml:id="list4117220007" text:style-name="L2">
              <text:list-item>
                <text:p text:style-name="P92">job ( BackupCacti-1, BackupCacti-2)</text:p>
              </text:list-item>
              <text:list-item>
                <text:p text:style-name="P92">Schedule (BackupCacti)</text:p>
              </text:list-item>
              <text:list-item>
                <text:p text:style-name="P92">Storage (same @ 172.28.255.<text:span text:style-name="T19">16</text:span> ) </text:p>
              </text:list-item>
              <text:list-item>
                <text:p text:style-name="P93">Pools (BackupCacti-1, BackupCacti-2) <text:s/>with automatic volume labelling</text:p>
              </text:list-item>
              <text:list-item>
                <text:p text:style-name="P93">schedule (“BackupCacti”)</text:p>
              </text:list-item>
              <text:list-item>
                <text:p text:style-name="P93">Client , (cacti-fdr-01)</text:p>
              </text:list-item>
              <text:list-item>
                <text:p text:style-name="P94">Filesets to backup (“<text:span text:style-name="T20">Cacti RRA set (Backup-1), Cacti image set (Backup-2))</text:span>”</text:p>
              </text:list-item>
              <text:list-item>
                <text:p text:style-name="P95">max volume write setting</text:p>
              </text:list-item>
            </text:list>
          </table:table-cell>
        </table:table-row>
        <table:table-row table:style-name="TableLine94706390322864">
          <table:table-cell table:style-name="Table1.A2" office:value-type="string">
            <text:p text:style-name="P59"/>
          </table:table-cell>
        </table:table-row>
      </table:table>
      <text:p text:style-name="Standard"/>
      <text:p text:style-name="Standard"/>
      <text:p text:style-name="Standard"/>
      <table:table table:name="Table2" table:style-name="Table2">
        <table:table-column table:style-name="Table2.A"/>
        <text:soft-page-break/>
        <table:table-row table:style-name="TableLine94706390324560">
          <table:table-cell table:style-name="Table2.A1" office:value-type="string">
            <text:p text:style-name="P17">WEB GUI FOR BACULA:</text:p>
            <text:list xml:id="list3590917670" text:style-name="L3">
              <text:list-item>
                <text:p text:style-name="P83">baculum api</text:p>
              </text:list-item>
              <text:list-item>
                <text:p text:style-name="P83">baculum</text:p>
              </text:list-item>
              <text:list-item>
                <text:p text:style-name="P83">bacula-web</text:p>
              </text:list-item>
              <text:list-item>
                <text:p text:style-name="P83"/>
              </text:list-item>
            </text:list>
          </table:table-cell>
        </table:table-row>
        <table:table-row table:style-name="TableLine94706390368608">
          <table:table-cell table:style-name="Table2.A2" office:value-type="string">
            <text:p text:style-name="P9"/>
            <text:p text:style-name="P9"/>
            <text:p text:style-name="P9">BACULUM: A WEB INTERFACE FOR BACULA</text:p>
          </table:table-cell>
        </table:table-row>
        <table:table-row table:style-name="TableLine94706390385456">
          <table:table-cell table:style-name="Table2.A2" office:value-type="string">
            <text:p text:style-name="Text_20_body">For rpm binary there are the following packages: </text:p>
            <text:list xml:id="list4174729046" text:style-name="L4">
              <text:list-item>
                <text:p text:style-name="P97">baculum-api - main Baculum API package with application files </text:p>
              </text:list-item>
              <text:list-item>
                <text:p text:style-name="P97">baculum-api-httpd - Apache web server configuration files for Baculum API </text:p>
              </text:list-item>
              <text:list-item>
                <text:p text:style-name="P97">baculum-api-lighttpd - Lighttpd web server configuration files for Baculum API </text:p>
              </text:list-item>
              <text:list-item>
                <text:p text:style-name="P97">baculum-common - Common files for Baculum API and Baculum Web </text:p>
              </text:list-item>
              <text:list-item>
                <text:p text:style-name="P97">baculum-web - main Baculum Web package with application files </text:p>
              </text:list-item>
              <text:list-item>
                <text:p text:style-name="P97">baculum-web-httpd - Apache web server configuration files for Baculum Web </text:p>
              </text:list-item>
              <text:list-item>
                <text:p text:style-name="P96">baculum-web-lighttpd - Lighttpd web server configuration files for Baculum Web </text:p>
              </text:list-item>
            </text:list>
            <text:p text:style-name="Table_20_Contents"/>
          </table:table-cell>
        </table:table-row>
        <table:table-row table:style-name="TableLine94706390387904">
          <table:table-cell table:style-name="Table2.A2" office:value-type="string">
            <text:p text:style-name="Standard">rpm --import https://bacula.org/downloads/baculum/baculum.pub</text:p>
            <text:p text:style-name="Standard">echo "</text:p>
            <text:p text:style-name="Standard">[baculumrepo]</text:p>
            <text:p text:style-name="Standard">name=Baculum CentOS repository</text:p>
            <text:p text:style-name="Standard">baseurl=https://www.bacula.org/downloads/baculum/stable/centos</text:p>
            <text:p text:style-name="Standard">gpgcheck=1</text:p>
            <text:p text:style-name="Standard">enabled=1" &gt; /etc/yum.repos.d/baculum.repo</text:p>
            <text:p text:style-name="Standard">yum install -y baculum-common baculum-api baculum-api-httpd baculum-web baculum-web-httpd</text:p>
            <text:p text:style-name="Standard">echo "Defaults:apache "'!'"requiretty</text:p>
            <text:p text:style-name="Standard">apache ALL=NOPASSWD: /usr/sbin/bconsole</text:p>
            <text:p text:style-name="Standard">apache ALL=NOPASSWD: /usr/sbin/bdirjson</text:p>
            <text:p text:style-name="Standard">apache ALL=NOPASSWD: /usr/sbin/bsdjson</text:p>
            <text:p text:style-name="Standard">apache ALL=NOPASSWD: /usr/sbin/bfdjson</text:p>
            <text:p text:style-name="Standard">apache ALL=NOPASSWD: /usr/sbin/bbconsjson</text:p>
            <text:p text:style-name="Standard">apache ALL=(root) NOPASSWD: /usr/bin/systemctl start bacula-dir</text:p>
            <text:p text:style-name="Standard">apache ALL=(root) NOPASSWD: /usr/bin/systemctl stop bacula-dir</text:p>
            <text:p text:style-name="Standard">apache ALL=(root) NOPASSWD: /usr/bin/systemctl restart bacula-dir</text:p>
            <text:p text:style-name="Standard">apache ALL=(root) NOPASSWD: /usr/bin/systemctl start bacula-sd</text:p>
            <text:p text:style-name="Standard">apache ALL=(root) NOPASSWD: /usr/bin/systemctl stop bacula-sd</text:p>
            <text:p text:style-name="Standard">apache ALL=(root) NOPASSWD: /usr/bin/systemctl restart bacula-sd</text:p>
            <text:p text:style-name="Standard">apache ALL=(root) NOPASSWD: /usr/bin/systemctl start bacula-fd</text:p>
            <text:p text:style-name="Standard">apache ALL=(root) NOPASSWD: /usr/bin/systemctl stop bacula-fd</text:p>
            <text:p text:style-name="Standard">apache ALL=(root) NOPASSWD: /usr/bin/systemctl restart bacula-fd</text:p>
            <text:p text:style-name="Standard">apache ALL=(root) NOPASSWD: /opt/bacula/bin/mtx-changer</text:p>
            <text:p text:style-name="Standard">" &gt; /etc/sudoers.d/baculum</text:p>
            <text:p text:style-name="Standard">usermod -aG bacula apache</text:p>
            <text:p text:style-name="Standard">chown -R apache:bacula /opt/bacula/working /opt/bacula/etc</text:p>
            <text:p text:style-name="Standard">chmod -R g+rwx /opt/bacula/working /opt/bacula/etc</text:p>
            <text:p text:style-name="Standard">firewall-cmd --permanent --zone=public --add-port=9095-9096/tcp</text:p>
            <text:p text:style-name="Standard">firewall-cmd --reload</text:p>
            <text:p text:style-name="Standard"><text:soft-page-break/>service httpd restart</text:p>
            <text:p text:style-name="Standard">systemctl enable httpd</text:p>
            <text:p text:style-name="Standard">sed -i 's/ident/trust/g; s/peer/trust/g' /var/lib/pgsql/data/pg_hba.conf</text:p>
            <text:p text:style-name="Standard">service postgresql restart</text:p>
            <text:p text:style-name="Standard">server_ip=$(ip route get 8.8.8.8 | awk 'NR==1 {print $NF}')</text:p>
            <text:p text:style-name="Standard">echo "Use the Internet browser to access and configure Baculum API http://$server_ip:9096/ and then Baculum http://$server_ip:9095/"</text:p>
            <text:p text:style-name="P76">-running installation with script stuck @ connecting to db while configuring the api things.</text:p>
            <text:p text:style-name="P77">172.28.255.18:</text:p>
          </table:table-cell>
        </table:table-row>
        <table:table-row table:style-name="TableLine94706390390272">
          <table:table-cell table:style-name="Table2.A2" office:value-type="string">
            <text:h text:style-name="Heading_20_1" text:outline-level="1"><text:bookmark text:name="SECTION00380000000000000000"/>Running Baculum API and Web for the First Time</text:h>
            <text:h text:style-name="Heading_20_2" text:outline-level="2"><text:bookmark text:name="SECTION00381000000000000000"/>Running Baculum API</text:h>
            <text:p text:style-name="Text_20_body">Access to Baculum API from web browser: http://localhost:9096</text:p>
            <text:p text:style-name="Text_20_body">First time login: admin</text:p>
            <text:p text:style-name="Text_20_body">First time password: admin</text:p>
            <text:h text:style-name="Heading_20_2" text:outline-level="2"><text:bookmark text:name="SECTION00382000000000000000"/>Running Baculum Web</text:h>
            <text:p text:style-name="Text_20_body">Access to Baculum Web from web browser: http://localhost:9095</text:p>
            <text:p text:style-name="Text_20_body">First time login: admin</text:p>
            <text:p text:style-name="Text_20_body">First time password: admin</text:p>
            <text:p text:style-name="Table_20_Contents">-</text:p>
            <text:p text:style-name="Table_20_Contents"/>
          </table:table-cell>
        </table:table-row>
      </table:table>
      <text:p text:style-name="Standard"/>
      <table:table table:name="Table3" table:style-name="Table3">
        <table:table-column table:style-name="Table3.A"/>
        <table:table-row table:style-name="TableLine94706390198080">
          <table:table-cell table:style-name="Table3.A1" office:value-type="string">
            <text:p text:style-name="P10">ANSIBLE</text:p>
          </table:table-cell>
        </table:table-row>
        <table:table-row table:style-name="TableLine94706390491792">
          <table:table-cell table:style-name="Table3.A2" office:value-type="string">
            <text:list xml:id="list189806031" text:style-name="L5">
              <text:list-item>
                <text:p text:style-name="P84">Controller, Master, Ansible Engine</text:p>
              </text:list-item>
              <text:list-item>
                <text:p text:style-name="P84">Control Nodes</text:p>
              </text:list-item>
              <text:list-item>
                <text:p text:style-name="P84">Inventory</text:p>
              </text:list-item>
              <text:list-item>
                <text:p text:style-name="P84">Playbook</text:p>
              </text:list-item>
            </text:list>
            <text:p text:style-name="P21"/>
          </table:table-cell>
        </table:table-row>
        <table:table-row table:style-name="TableLine94706390489792">
          <table:table-cell table:style-name="Table3.A2" office:value-type="string">
            <text:p text:style-name="P21">Installation in Centos:</text:p>
            <text:p text:style-name="P21">- yum install epel-release</text:p>
            <text:p text:style-name="P21">- yum install ansible</text:p>
            <text:p text:style-name="P21"/>
          </table:table-cell>
        </table:table-row>
        <table:table-row table:style-name="TableLine94706390491376">
          <table:table-cell table:style-name="Table3.A2" office:value-type="string">
            <text:p text:style-name="P22">Preconfiguration:</text:p>
            <text:p text:style-name="P22">- python should be installed on all nodes, master and controlled nodes</text:p>
            <text:p text:style-name="P22">- since it works with ssh, following things should be configured:</text:p>
            <text:list xml:id="list884465464" text:style-name="L6">
              <text:list-item>
                <text:p text:style-name="P85">password authentication</text:p>
              </text:list-item>
              <text:list-item>
                <text:p text:style-name="P85">password less authentication: ssh ansible@host_name</text:p>
                <text:list>
                  <text:list-item>
                    <text:p text:style-name="P85">make common ansible user in all host with simialr password with sudo previliges</text:p>
                  </text:list-item>
                  <text:list-item>
                    <text:p text:style-name="P85"><text:soft-page-break/>edit sudoer files to ensure sudo previliges</text:p>
                  </text:list-item>
                  <text:list-item>
                    <text:p text:style-name="P85">enable password authentication @ ssh_conf file</text:p>
                  </text:list-item>
                  <text:list-item>
                    <text:p text:style-name="P85">generate key @ master and copy it to all other hosts.</text:p>
                  </text:list-item>
                </text:list>
              </text:list-item>
            </text:list>
            <text:p text:style-name="P22"/>
            <text:p text:style-name="P22">-<text:span text:style-name="T17">test connection:</text:span></text:p>
            <text:p text:style-name="P22"/>
            <text:p text:style-name="P22"/>
          </table:table-cell>
        </table:table-row>
        <table:table-row table:style-name="TableLine94706390494432">
          <table:table-cell table:style-name="Table3.A2" office:value-type="string">
            <text:p text:style-name="P23">Config file to install fd client in all managed nodes:</text:p>
            <text:p text:style-name="P23"/>
            <text:list xml:id="list1703285758" text:style-name="L7">
              <text:list-item>
                <text:p text:style-name="P86">-<text:span text:style-name="T3">make sure to run the every operation in ansible with ansible user.</text:span></text:p>
              </text:list-item>
              <text:list-item>
                <text:p text:style-name="P87">- <text:span text:style-name="T18">disable host key checking</text:span></text:p>
                <text:list>
                  <text:list-item>
                    <text:p text:style-name="P88">In ansible.cfg: (#host_key_checking = False ) </text:p>
                  </text:list-item>
                </text:list>
              </text:list-item>
            </text:list>
            <text:p text:style-name="P11"/>
            <text:list xml:id="list83253273071903" text:continue-numbering="true" text:style-name="L7">
              <text:list-item>
                <text:p text:style-name="P88"/>
              </text:list-item>
            </text:list>
          </table:table-cell>
        </table:table-row>
        <table:table-row table:style-name="TableLine94706390497152">
          <table:table-cell table:style-name="Table3.A2" office:value-type="string">
            <text:p text:style-name="P29">Dynamic Inventory:</text:p>
            <text:p text:style-name="P29"/>
            <text:p text:style-name="P29"/>
          </table:table-cell>
        </table:table-row>
        <table:table-row table:style-name="TableLine94706390499664">
          <table:table-cell table:style-name="Table3.A2" office:value-type="string">
            <text:p text:style-name="P30">Writing a playbook:</text:p>
            <text:p text:style-name="P30"/>
            <text:list xml:id="list700055628" text:style-name="L8">
              <text:list-item>
                <text:p text:style-name="P89">check if firewall is running</text:p>
              </text:list-item>
              <text:list-item>
                <text:p text:style-name="P89">check if selinux in enable</text:p>
              </text:list-item>
              <text:list-item>
                <text:p text:style-name="P89">disable or configure as accordingly</text:p>
              </text:list-item>
              <text:list-item>
                <text:p text:style-name="P89">check if bacula-fd is running:</text:p>
              </text:list-item>
              <text:list-item>
                <text:p text:style-name="P89">install if not.</text:p>
              </text:list-item>
            </text:list>
            <text:p text:style-name="P31"/>
            <text:p text:style-name="P14">service_facts, </text:p>
            <text:p text:style-name="P14">package_facts:</text:p>
            <text:p text:style-name="P32"/>
            <text:p text:style-name="P30"/>
            <text:p text:style-name="P30"/>
            <text:p text:style-name="P13">play - &gt; task - &gt; </text:p>
            <text:p text:style-name="P13"/>
            <text:p text:style-name="P30">---</text:p>
            <text:p text:style-name="P30"><text:s/>- hosts:</text:p>
            <text:p text:style-name="P30"><text:s text:c="4"/>tasks:</text:p>
            <text:p text:style-name="P30"><text:s text:c="4"/>-</text:p>
            <text:p text:style-name="P30"><text:s text:c="4"/>- </text:p>
            <text:p text:style-name="P30"/>
            <text:p text:style-name="P30"/>
            <text:p text:style-name="P30"/>
          </table:table-cell>
        </table:table-row>
        <table:table-row table:style-name="TableLine94706390501664">
          <table:table-cell table:style-name="Table3.A2" office:value-type="string">
            <text:p text:style-name="P30"/>
          </table:table-cell>
        </table:table-row>
      </table:table>
      <text:p text:style-name="Standard"/>
      <table:table table:name="Table4" table:style-name="Table4">
        <table:table-column table:style-name="Table4.A"/>
        <table:table-row table:style-name="TableLine94706390503664">
          <table:table-cell table:style-name="Table4.A1" office:value-type="string">
            <text:p text:style-name="P16">POSTGRESQL</text:p>
          </table:table-cell>
        </table:table-row>
        <table:table-row table:style-name="TableLine94706390506032">
          <table:table-cell table:style-name="Table4.A2" office:value-type="string">
            <text:h text:style-name="Heading_20_3" text:outline-level="3">2. Install PostgreSQL on CentOS 7</text:h>
            <text:p text:style-name="Text_20_body">It is simple to install PostgreSQL from CentOS 7 repositories. Start with the following command:</text:p>
            <text:p text:style-name="P79">sudo yum install postgresql-server postgresql-contrib</text:p>
            <text:p text:style-name="Text_20_body"><text:soft-page-break/>This might take some time to complete.</text:p>
            <text:h text:style-name="Heading_20_3" text:outline-level="3">3. Initialize the Database</text:h>
            <text:p text:style-name="Text_20_body">Once the installation is done, you can initialize the database using the below command:</text:p>
            <text:p text:style-name="P79">sudo postgresql-setup initdb</text:p>
            <text:h text:style-name="Heading_20_3" text:outline-level="3">4. Start the Database</text:h>
            <text:p text:style-name="Text_20_body">After initializing the database, you can start the database using:</text:p>
            <text:p text:style-name="P79">sudo systemctl start postgresql</text:p>
            <text:h text:style-name="Heading_20_3" text:outline-level="3">5. (Optional) Enable PostgreSQL</text:h>
            <text:p text:style-name="Text_20_body">This completes our database installation and initialization. If required you can configure PostgreSQL to start on every system reboot automatically.</text:p>
            <text:p text:style-name="P79">sudo systemctl enable postgresql</text:p>
            <text:p text:style-name="Table_20_Contents"/>
            <text:p text:style-name="Table_20_Contents">-<text:span text:style-name="T21">all postgres for remote access:</text:span></text:p>
            <text:p text:style-name="P38">in postgresql.conf</text:p>
            <text:p text:style-name="Table_20_Contents">- <text:span text:style-name="T21">edit listen_address = “ip” </text:span></text:p>
            <text:p text:style-name="P38">In pg_hba.conf.</text:p>
            <text:p text:style-name="P38">#for remote connection:</text:p>
            <text:p text:style-name="P38">- host all all ip trust</text:p>
            <text:p text:style-name="Table_20_Contents"/>
            <text:p text:style-name="P38">run automated script with user bacula:</text:p>
            <text:p text:style-name="P24">6) Create user in postgresql:</text:p>
            <text:p text:style-name="P24"><text:a xlink:type="simple" xlink:href="https://stackoverflow.com/questions/57975093/create-a-superuser-in-postgres" text:style-name="Internet_20_link" text:visited-style-name="Visited_20_Internet_20_Link">https://stackoverflow.com/questions/57975093/create-a-superuser-in-postgres</text:a></text:p>
            <text:p text:style-name="P24"/>
            <text:p text:style-name="P24">7) Create Database in postgresql:</text:p>
            <text:p text:style-name="P24">-</text:p>
          </table:table-cell>
        </table:table-row>
        <table:table-row table:style-name="TableLine94706390375488">
          <table:table-cell table:style-name="Table4.A2" office:value-type="string">
            <text:p text:style-name="Table_20_Contents"/>
            <text:p text:style-name="Table_20_Contents"/>
            <text:p text:style-name="P25">bacula-community @ 18</text:p>
            <text:p text:style-name="P25">then. </text:p>
            <text:p text:style-name="P25">Baculum, config-management,</text:p>
            <text:p text:style-name="P25"/>
            <text:p text:style-name="P28">verify job-running:</text:p>
            <text:p text:style-name="P27"/>
            <text:p text:style-name="P26">add cacti for backup.</text:p>
            <text:p text:style-name="P26"/>
            <text:p text:style-name="P26"/>
          </table:table-cell>
        </table:table-row>
        <table:table-row table:style-name="TableLine94706390513808">
          <table:table-cell table:style-name="Table4.A2" office:value-type="string">
            <text:p text:style-name="P34">Postgresql error:</text:p>
            <text:p text:style-name="P34"/>
            <text:p text:style-name="P15"><text:a xlink:type="simple" xlink:href="https://serverspace.io/support/help/install-bacula-with-postgresql-centos-8/" text:style-name="Internet_20_link" text:visited-style-name="Visited_20_Internet_20_Link">https://serverspace.io/support/help/install-bacula-with-postgresql-centos-8/</text:a></text:p>
            <text:p text:style-name="P15"/>
            <text:p text:style-name="P18">Error: 2, Message: Problem with connection to database. TdbConnection failed to establish DB connection. SQLSTATE[08006] [7] fatal: no pg_hba.conf entry for host “172.28.255.18” , user <text:soft-page-break/>“bacula” , DATABASE “”bacula” , SSL off</text:p>
            <text:p text:style-name="P18"/>
          </table:table-cell>
        </table:table-row>
      </table:table>
      <text:p text:style-name="Standard"/>
      <text:p text:style-name="Standard"/>
      <table:table table:name="Table5" table:style-name="Table5">
        <table:table-column table:style-name="Table5.A"/>
        <table:table-row table:style-name="TableLine94706390528592">
          <table:table-cell table:style-name="Table5.A1" office:value-type="string">
            <text:p text:style-name="P19">#bck-03 = </text:p>
            <text:p text:style-name="P19">#bck = </text:p>
            <text:p text:style-name="P19">#bck02 = </text:p>
          </table:table-cell>
        </table:table-row>
        <table:table-row table:style-name="TableLine94706390539888">
          <table:table-cell table:style-name="Table5.A2" office:value-type="string">
            <text:p text:style-name="P12">#<text:span text:style-name="T5">make all folder as per the folder found;</text:span></text:p>
            <text:p text:style-name="P12"/>
            <text:p text:style-name="P8">find /home/sujan/Documents/ -maxdepth 2 -type d -exec mkdir -p "/home/sujan/Desktop/test/"{} \;</text:p>
            <text:p text:style-name="P8"/>
            <text:p text:style-name="Table_20_Contents"/>
            <text:p text:style-name="Table_20_Contents"/>
            <text:p text:style-name="Table_20_Contents"/>
            <text:p text:style-name="Table_20_Contents"/>
            <text:p text:style-name="P35">Bacula-community and baculum @ 172.28.255.18</text:p>
            <text:p text:style-name="P36">login: <text:s/>admin</text:p>
            <text:p text:style-name="P36">password: admin</text:p>
          </table:table-cell>
        </table:table-row>
        <table:table-row table:style-name="TableLine94706390548336">
          <table:table-cell table:style-name="Table5.A2" office:value-type="string">
            <text:p text:style-name="P37">Verify job:</text:p>
            <text:p text:style-name="P37">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 Verify <text:line-break/># The verifies run at a lower priority compared to the backup job. <text:line-break/>Job { <text:line-break/>  Name = "CapturesVerify" <text:line-break/>  VerifyJob = "Captures" <text:line-break/>  Schedule = "SaturdayEvening" <text:line-break/>  Type = Verify <text:line-break/>  Client = captures <text:line-break/>  Level = VolumeToCatalog <text:line-break/>  Storage = LTO-3 <text:line-break/><text:soft-pag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j" %r" <text:line-break/>  mail = it &lt; at &gt; example.com ([email]it &lt; at &gt; example.com[/email]) = all, !skipped <text:line-break/>  operator = it &lt; at &gt; example.com ([email]it &lt; at &gt; example.com[/email]) = mount <text:line-break/>  append = "/var/log/bacula/verify.log" = all, !skipped <text:line-break/>  catalog = all, !skipped, !saved <text:line-break/>}<text:line-break/><text:line-break/>[b]- Mike Schwager <text:line-break/>[/b] <text:line-break/>[b]  Linux Network Engineer, Mocho Trading LLC <text:line-break/><text:soft-pag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4706390548912">
          <table:table-cell table:style-name="Table5.A2" office:value-type="string">
            <text:p text:style-name="Table_20_Contents"/>
          </table:table-cell>
        </table:table-row>
        <table:table-row table:style-name="TableLine94706390549568">
          <table:table-cell table:style-name="Table5.A2" office:value-type="string">
            <text:p text:style-name="P39">437</text:p>
          </table:table-cell>
        </table:table-row>
      </table:table>
      <text:p text:style-name="Standard"/>
      <text:p text:style-name="Standard"/>
      <table:table table:name="Table6" table:style-name="Table6">
        <table:table-column table:style-name="Table6.A"/>
        <table:table-column table:style-name="Table6.B"/>
        <table:table-row table:style-name="TableLine94706390551040">
          <table:table-cell table:style-name="Table6.A1" office:value-type="string">
            <text:p text:style-name="P40">Issues </text:p>
          </table:table-cell>
          <table:table-cell table:style-name="Table6.B1" office:value-type="string">
            <text:p text:style-name="P40">resolution</text:p>
          </table:table-cell>
        </table:table-row>
        <table:table-row table:style-name="TableLine94706390583248">
          <table:table-cell table:style-name="Table6.A2" office:value-type="string">
            <text:p text:style-name="P40">Error Code: 1000</text:p>
            <text:p text:style-name="P40">Messages Intenal Error, Component Property “ PoolRecord.maxpoolbytes” not defined: </text:p>
            <text:p text:style-name="P40"/>
          </table:table-cell>
          <table:table-cell table:style-name="Table6.B2" office:value-type="string">
            <text:p text:style-name="Table_20_Contents">- <text:span text:style-name="T22">probably a bug @ baculum9, bug fixed @ baculum 11, </text:span></text:p>
            <text:p text:style-name="P40">so update baculum to 11,</text:p>
            <text:p text:style-name="P40"/>
          </table:table-cell>
        </table:table-row>
        <table:table-row table:style-name="TableLine94706390584768">
          <table:table-cell table:style-name="Table6.A2" office:value-type="string">
            <text:p text:style-name="P41">Cant run postgres create_database, create_table and grant_previleges codes lcoates at</text:p>
            <text:p text:style-name="P41">/ opt / bacula / bin / </text:p>
            <text:p text:style-name="P41"># </text:p>
          </table:table-cell>
          <table:table-cell table:style-name="Table6.B2" office:value-type="string">
            <text:p text:style-name="P41"># make user bacula in postgres</text:p>
            <text:p text:style-name="P41"># execute codes with bacula user.</text:p>
            <text:p text:style-name="P41"/>
            <text:p text:style-name="P42">Described @ enable postgres database above.</text:p>
            <text:p text:style-name="P42"/>
          </table:table-cell>
        </table:table-row>
        <table:table-row table:style-name="TableLine94706390585408">
          <table:table-cell table:style-name="Table6.A2" office:value-type="string">
            <text:h text:style-name="P82" text:outline-level="1">Prado\Exceptions\TTemplateException</text:h>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6.B2" office:value-type="string">
            <text:p text:style-name="Preformatted_20_Text">Hello Jose and Elias,</text:p>
            <text:p text:style-name="Preformatted_20_Text"/>
            <text:p text:style-name="Preformatted_20_Text">Thanks for reporting this problem.</text:p>
            <text:p text:style-name="Preformatted_20_Text"/>
            <text:p text:style-name="Preformatted_20_Text">It happens only with old PHP &lt; 5.5 because in those versions empty()</text:p>
            <text:p text:style-name="Preformatted_20_Text">function doesn't support expressions. Usually CentOS 7 users can</text:p>
            <text:p text:style-name="P79">experience this bug as in this distribution is PHP 5.4.</text:p>
            <text:p text:style-name="Table_20_Contents"/>
          </table:table-cell>
        </table:table-row>
        <table:table-row table:style-name="TableLine94706390586208">
          <table:table-cell table:style-name="Table6.A2" office:value-type="string">
            <text:p text:style-name="P43">Cant enable mbstring module for php:</text:p>
            <text:p text:style-name="P43"/>
          </table:table-cell>
          <table:table-cell table:style-name="Table6.B2" office:value-type="string">
            <text:p text:style-name="Table_20_Contents"/>
          </table:table-cell>
        </table:table-row>
        <table:table-row table:style-name="TableLine94706390587008">
          <table:table-cell table:style-name="Table6.A2" office:value-type="string">
            <text:p text:style-name="P43">TLS issue:, incompatible TLS version:</text:p>
          </table:table-cell>
          <table:table-cell table:style-name="Table6.B2" office:value-type="string">
            <text:p text:style-name="Table_20_Contents"/>
          </table:table-cell>
        </table:table-row>
      </table:table>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2-02T08:24:03.579697512</dc:date>
    <meta:editing-duration>P1DT20H14M42S</meta:editing-duration>
    <meta:editing-cycles>86</meta:editing-cycles>
    <meta:document-statistic meta:table-count="6" meta:image-count="0" meta:object-count="0" meta:page-count="15" meta:paragraph-count="344" meta:word-count="2776" meta:character-count="18413" meta:non-whitespace-character-count="15631"/>
  </office:meta>
</office:document-meta>
</file>